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7.1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0.9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314cm"/>
      <style:paragraph-properties style:writing-mode="lr-tb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  <style:paragraph-properties style:writing-mode="lr-tb"/>
    </style:style>
    <style:style style:name="gr8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2.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3.7cm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2.014cm"/>
      <style:paragraph-properties style:writing-mode="lr-tb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1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1.7cm"/>
      <style:paragraph-properties style:writing-mode="lr-tb"/>
    </style:style>
    <style:style style:name="gr16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0.614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0.9cm" fo:min-width="1.5cm"/>
      <style:paragraph-properties style:writing-mode="lr-tb"/>
    </style:style>
    <style:style style:name="gr2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8.2cm"/>
      <style:paragraph-properties style:writing-mode="lr-tb"/>
    </style:style>
    <style:style style:name="gr2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214cm"/>
      <style:paragraph-properties style:writing-mode="lr-tb"/>
    </style:style>
    <style:style style:name="gr22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0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4cm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solid" draw:fill-color="#ffff00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solid"/>
      <style:paragraph-properties fo:text-align="center" style:writing-mode="lr-tb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cc0000" fo:language="zxx" fo:country="none" style:language-asian="zxx" style:country-asian="none" style:language-complex="zxx" style:country-complex="none"/>
    </style:style>
    <style:style style:name="T4" style:family="text">
      <style:text-properties fo:color="#0000ff" fo:language="zxx" fo:country="none" style:language-asian="zxx" style:country-asian="none" style:language-complex="zxx" style:country-complex="none"/>
    </style:style>
    <style:style style:name="T5" style:family="text">
      <style:text-properties fo:color="#cc0000" fo:font-size="18pt" fo:language="zxx" fo:country="none" style:font-size-asian="18pt" style:language-asian="zxx" style:country-asian="none" style:font-size-complex="18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7.4cm" svg:x="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2cm" svg:x="8.3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3cm" svg:y="5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6cm" svg:y="6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cm" svg:height="0.9cm" svg:x="3.1cm" svg:y="8.5cm">
          <text:p text:style-name="P2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5cm" svg:y="8.9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7.2cm">
          <text:p text:style-name="P5"><text:span text:style-name="T1">B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7.2cm">
          <text:p text:style-name="P5"><text:span text:style-name="T1">B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8" draw:text-style-name="P3" draw:layer="layout" svg:width="2cm" svg:height="0.9cm" svg:x="3.1cm" svg:y="13.3cm">
            <text:p text:style-name="P2"><text:span text:style-name="T2">R.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6cm" svg:y="13.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8" draw:layer="layout" svg:x1="6.2cm" svg:y1="9cm" svg:x2="9.5cm" svg:y2="9cm">
          <text:p text:style-name="P7"><text:span text:style-name="T2">ballot</text:span></text:p>
          <text:p text:style-name="P7"><text:span text:style-name="T2"/></text:p>
        </draw:line>
        <draw:custom-shape draw:style-name="gr10" draw:text-style-name="P9" draw:layer="layout" svg:width="0.6cm" svg:height="0.7cm" svg:x="3.8cm" svg:y="6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2" xml:id="id2" draw:id="id2" draw:layer="layout" svg:width="2.7cm" svg:height="0.9cm" svg:x="8.1cm" svg:y="2.3cm">
          <text:p text:style-name="P2"><text:span text:style-name="T1">T</text:span><text:span text:style-name="T2">rust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" draw:id="id1" draw:layer="layout" svg:width="4.2cm" svg:height="0.9cm" svg:x="1.9cm" svg:y="2.3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3" draw:layer="layout" svg:width="2.6cm" svg:height="0.9cm" svg:x="9.8cm" svg:y="11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1.9cm" svg:y="11.4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2.5cm" svg:y="11.4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0" draw:layer="layout" svg:width="3.9cm" svg:height="1.6cm" svg:x="15.1cm" svg:y="12.5cm">
            <text:p text:style-name="P2"><text:span text:style-name="T3">rejected ballo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.6cm" svg:height="0.9cm" svg:x="15.3cm" svg:y="12.73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7.4cm" svg:y="13.137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8cm" svg:y="13.13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0" draw:layer="layout" svg:width="2.2cm" svg:height="1.6cm" svg:x="3.2cm" svg:y="17.1cm">
            <text:p text:style-name="P2"><text:span text:style-name="T4">vot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2cm" svg:height="0.9cm" svg:x="3.6cm" svg:y="17.4cm">
            <text:p text:style-name="P2"><text:span text:style-name="T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3cm" svg:y="17.8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11" draw:layer="layout" svg:x1="6.1cm" svg:y1="2.75cm" svg:x2="8.1cm" svg:y2="2.75cm" draw:start-shape="id1" draw:start-glue-point="1" draw:end-shape="id2" draw:end-glue-point="3" svg:d="M6100 2750h2000" svg:viewBox="0 0 2001 1">
          <text:p/>
        </draw:connector>
        <draw:custom-shape draw:style-name="gr6" draw:text-style-name="P4" draw:layer="layout" svg:width="0.8cm" svg:height="0.8cm" svg:x="5.1cm" svg:y="8.9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4.9cm" svg:y1="11.5cm" svg:x2="9.5cm" svg:y2="11.5cm">
          <text:p text:style-name="P7"><text:span text:style-name="T2">OK</text:span></text:p>
          <text:p text:style-name="P7"><text:span text:style-name="T2"/></text:p>
        </draw:line>
        <draw:custom-shape draw:style-name="gr19" draw:text-style-name="P12" draw:layer="layout" svg:width="4cm" svg:height="2.3cm" svg:x="9.7cm" svg:y="7.9cm">
          <text:p text:style-name="P2"><text:span text:style-name="T2">check</text:span></text:p>
          <text:p text:style-name="P2"><text:span text:style-name="T2">R.T.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5.7cm" svg:y1="13.8cm" svg:x2="10.3cm" svg:y2="13.8cm">
          <text:p text:style-name="P7"><text:span text:style-name="T2">registration</text:span></text:p>
          <text:p text:style-name="P7"><text:span text:style-name="T2"/></text:p>
        </draw:line>
        <draw:g>
          <draw:g>
            <draw:custom-shape draw:style-name="gr14" draw:text-style-name="P10" draw:layer="layout" svg:width="3.9cm" svg:height="1.6cm" svg:x="11.9cm" svg:y="15.5cm">
              <text:p text:style-name="P2"><text:span text:style-name="T4">registration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2.6cm" svg:height="0.9cm" svg:x="12.1cm" svg:y="15.737cm">
              <text:p text:style-name="P2"><text:span text:style-name="T2">R.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8cm" svg:height="0.8cm" svg:x="14.2cm" svg:y="16.137cm">
              <text:p text:style-name="P2"><text:span text:style-name="T2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8cm" svg:height="0.8cm" svg:x="14.8cm" svg:y="16.137cm">
              <text:p text:style-name="P2"><text:span text:style-name="T2">S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8" draw:text-style-name="P8" draw:layer="layout" svg:x1="6.8cm" svg:y1="17.1cm" svg:x2="11.4cm" svg:y2="17.1cm">
          <text:p text:style-name="P7"><text:span text:style-name="T2">OK</text:span></text:p>
          <text:p text:style-name="P7"><text:span text:style-name="T2"/></text:p>
        </draw:line>
        <draw:g>
          <draw:g>
            <draw:g>
              <draw:custom-shape draw:style-name="gr20" draw:text-style-name="P10" draw:layer="layout" svg:width="8.7cm" svg:height="1.6cm" svg:x="9.5cm" svg:y="25.5cm">
                <text:p text:style-name="P2"><text:span text:style-name="T4">ballots</text:span></text:p>
                <text:p text:style-name="P2"><text:span text:style-name="T2"><text:s text:c="36"/></text:span><text:span text:style-name="T2">...</text:span></text:p>
                <text:p text:style-name="P2"><text:span text:style-name="T2"/></text:p>
                <text:p text:style-name="P2"><text:span text:style-name="T2"/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1" draw:text-style-name="P3" draw:layer="layout" svg:width="1.8cm" svg:height="0.9cm" svg:x="9.8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1.1cm" svg:y="26.2cm">
            <text:p text:style-name="P2"><text:span text:style-name="T2">B’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1.597cm" svg:height="0.9cm" svg:x="12.2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3.3cm" svg:y="26.194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1.597cm" svg:height="0.9cm" svg:x="14.3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5.4cm" svg:y="26.194cm">
            <text:p text:style-name="P2"><text:span text:style-name="T2">B’’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13" draw:layer="layout" svg:width="6.306cm" svg:height="0.962cm" svg:x="1.2cm" svg:y="23.7cm">
          <draw:text-box>
            <text:p>referendum deadline</text:p>
          </draw:text-box>
        </draw:frame>
        <draw:line draw:style-name="gr24" draw:text-style-name="P11" draw:layer="layout" svg:x1="7.6cm" svg:y1="24.2cm" svg:x2="19.7cm" svg:y2="24.2cm">
          <text:p/>
        </draw:line>
        <draw:line draw:style-name="gr9" draw:text-style-name="P14" draw:layer="layout" svg:x1="13.9cm" svg:y1="10.2cm" svg:x2="15.8cm" svg:y2="11.4cm">
          <text:p text:style-name="P7">check fails</text:p>
          <text:p text:style-name="P7"/>
          <text:p text:style-name="P7"/>
        </draw:line>
        <draw:line draw:style-name="gr9" draw:text-style-name="P14" draw:layer="layout" svg:x1="11.8cm" svg:y1="13.4cm" svg:x2="14.8cm" svg:y2="13.4cm">
          <text:p text:style-name="P7">timeout <text:s text:c="3"/></text:p>
          <text:p text:style-name="P7"/>
        </draw:line>
        <draw:g>
          <draw:custom-shape draw:style-name="gr25" draw:text-style-name="P10" draw:layer="layout" svg:width="4.5cm" svg:height="1.6cm" svg:x="2.2cm" svg:y="20.8cm">
            <text:p text:style-name="P2"><text:span text:style-name="T5">cancelled ballo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9cm" svg:height="0.9cm" svg:x="3.1cm" svg:y="21.1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5cm" svg:y="21.5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5.1cm" svg:y="21.527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5.7cm" svg:y="21.52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8" draw:layer="layout" svg:x1="6.9cm" svg:y1="20.8cm" svg:x2="13.1cm" svg:y2="20.8cm">
          <text:p text:style-name="P7"><text:span text:style-name="T2">timeout</text:span></text:p>
          <text:p text:style-name="P7"><text:span text:style-name="T2"/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20-04-05T08:14:12.687000000</dc:date>
    <meta:editing-duration>PT44M25S</meta:editing-duration>
    <meta:editing-cycles>14</meta:editing-cycles>
    <meta:generator>LibreOffice/6.4.2.2$Windows_X86_64 LibreOffice_project/4e471d8c02c9c90f512f7f9ead8875b57fcb1ec3</meta:generator>
    <meta:document-statistic meta:object-count="61"/>
  </office:meta>
</office:document-meta>
</file>